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ap12.getAttrNameRo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12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12.getSoapEncoding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12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12.getUltimateReceiverRo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12.get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12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12.getDerivedVersion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12.getNoneRo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12.getEnvel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12.ge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12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12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12.Soap12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ap12.getAttrNameMustUnderst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12.getSoap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12.getNextRo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